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C03D6867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stroke-dash="Fine_20_Dotted" svg:stroke-width="0.2cm" svg:stroke-color="#33cc66" draw:marker-start-width="0.5cm" draw:marker-end-width="0.5cm" draw:fill="solid" draw:fill-color="#3deb3d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6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ff9966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7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99ccff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marker-start-width="0.275cm" draw:marker-end="Arrow" draw:marker-end-width="0.375cm" draw:textarea-horizontal-align="center" draw:textarea-vertical-align="middle"/>
    </style:style>
    <style:style style:name="gr15" style:family="graphic" style:parent-style-name="standard">
      <style:graphic-properties svg:stroke-width="0.2cm" svg:stroke-color="#008080" draw:marker-start-width="0.5cm" draw:marker-end-width="0.5cm" draw:fill="solid" draw:fill-color="#008080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5cm"/>
    </style:style>
    <style:style style:name="pr1" style:family="presentation" style:parent-style-name="fiocruz-2009-10-title">
      <style:graphic-properties draw:fill-color="#ffffff" draw:auto-grow-height="true" fo:min-height="3.177cm"/>
    </style:style>
    <style:style style:name="pr2" style:family="presentation" style:parent-style-name="fiocruz-2009-10-subtitle">
      <style:graphic-properties draw:fill-color="#ffffff" draw:auto-grow-height="true" fo:min-height="5.08cm"/>
    </style:style>
    <style:style style:name="pr3" style:family="presentation" style:parent-style-name="fiocruz-2009-10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fiocruz-2009-10-title">
      <style:graphic-properties draw:auto-grow-height="true" fo:min-height="3.177cm"/>
    </style:style>
    <style:style style:name="pr5" style:family="presentation" style:parent-style-name="fiocruz-2009-10-notes">
      <style:graphic-properties draw:fill-color="#ffffff" fo:min-height="11.181cm"/>
    </style:style>
    <style:style style:name="pr6" style:family="presentation" style:parent-style-name="fiocruz-2009-10-outline1">
      <style:graphic-properties fo:min-height="10.16cm"/>
    </style:style>
    <style:style style:name="pr7" style:family="presentation" style:parent-style-name="fiocruz-2009-10-title">
      <style:graphic-properties fo:min-height="2.926cm"/>
    </style:style>
    <style:style style:name="pr8" style:family="presentation" style:parent-style-name="fiocruz-2009-10-outline1">
      <style:graphic-properties fo:min-height="12.323cm"/>
    </style:style>
    <style:style style:name="pr9" style:family="presentation" style:parent-style-name="fiocruz-2009-10-outline1">
      <style:graphic-properties draw:auto-grow-height="true" fo:min-height="23.821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  <style:text-properties fo:text-shadow="1pt 1pt"/>
    </style:style>
    <style:style style:name="P3" style:family="paragraph">
      <style:paragraph-properties fo:margin-left="0cm" fo:margin-right="0cm" fo:text-indent="0cm"/>
      <style:text-properties fo:font-size="48pt" fo:text-shadow="1pt 1pt" fo:font-weight="bold" style:font-size-asian="48pt" style:font-weight-asian="bold" style:font-size-complex="48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color="#000000" fo:text-shadow="1pt 1pt" fo:font-weight="bold" style:font-weight-asian="bold" style:font-weight-complex="bold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12pt"/>
    </style:style>
    <style:style style:name="P10" style:family="paragraph">
      <style:paragraph-properties fo:margin-top="0cm" fo:margin-bottom="0.05cm" fo:line-height="100%">
        <style:tab-stops>
          <style:tab-stop style:position="0cm"/>
          <style:tab-stop style:position="1.199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Nimbus Sans L'" style:font-family-generic="swiss" style:font-pitch="variable" fo:font-size="16pt" style:font-size-asian="16pt" style:font-size-complex="16pt"/>
    </style:style>
    <style:style style:name="P11" style:family="paragraph">
      <style:paragraph-properties fo:margin-top="0cm" fo:margin-bottom="0.3cm" fo:line-height="100%">
        <style:tab-stops>
          <style:tab-stop style:position="0cm"/>
          <style:tab-stop style:position="1.819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Nimbus Sans L'" style:font-family-generic="swiss" style:font-pitch="variable" fo:font-size="26pt" style:font-size-asian="26pt" style:font-size-complex="2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8080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8080" fo:font-size="26pt" style:font-size-asian="26pt" style:font-size-complex="26pt"/>
    </style:style>
    <style:style style:name="T7" style:family="text">
      <style:text-properties fo:font-family="'Nimbus Roman No9 L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family="'Nimbus Sans L'" style:font-family-generic="swiss" style:font-pitch="variable" fo:font-size="16pt" style:font-size-asian="16pt" style:font-size-complex="16pt"/>
    </style:style>
    <style:style style:name="T9" style:family="text">
      <style:text-properties fo:font-family="'Nimbus Sans L'" style:font-family-generic="swiss" style:font-pitch="variable" fo:font-size="26pt" style:font-size-asian="26pt" style:font-size-complex="26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ocruz-2009-10" presentation:presentation-page-layout-name="AL1T0">
        <office:forms form:automatic-focus="false" form:apply-design-mode="false"/>
        <draw:custom-shape draw:style-name="gr1" draw:text-style-name="P1" draw:layer="layout" svg:width="18.798cm" svg:height="4.323cm" svg:x="3.387cm" svg:y="5.08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1.166cm" svg:height="1.781cm" svg:x="2.752cm" svg:y="10.707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2.86cm" svg:height="3.177cm" svg:x="1.27cm" svg:y="3.98cm" presentation:class="title" presentation:user-transformed="true">
          <draw:text-box>
            <text:p text:style-name="P2"><text:span text:style-name="T1">REBRAC</text:span></text:p>
          </draw:text-box>
        </draw:frame>
        <draw:frame presentation:style-name="pr2" draw:text-style-name="P4" draw:layer="layout" svg:width="22.86cm" svg:height="5.08cm" svg:x="1.27cm" svg:y="7.19cm" presentation:class="subtitle" presentation:user-transformed="true">
          <draw:text-box>
            <text:p text:style-name="P4">O repositório de ensaios clínicos brasileiro para integrar a rede <text:span text:style-name="T2">ICTRP</text:span>/WHO</text:p>
            <text:p text:style-name="P4"><text:span text:style-name="T2">International Clinical Trials Registry Platform</text:span></text:p>
          </draw:text-box>
        </draw:frame>
        <draw:frame draw:style-name="gr3" draw:text-style-name="P6" draw:layer="layout" svg:width="19.095cm" svg:height="2.792cm" svg:x="0.223cm" svg:y="16.124cm">
          <draw:text-box>
            <text:p text:style-name="P5"><text:span text:style-name="T3">Luciano Ramalho – Consultor</text:span></text:p>
            <text:p text:style-name="P5"><text:span text:style-name="T3">MTI – Gerência Metodologias e Tecnologias de Informação</text:span></text:p>
            <text:p text:style-name="P5"><text:span text:style-name="T3">BIREME/OPAS/OMS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0cm" svg:y="7.937cm" presentation:class="title" presentation:user-transformed="true">
          <draw:text-box>
            <text:p>Contexto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2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fiocruz-2009-10" presentation:presentation-page-layout-name="AL3T1">
        <office:forms form:automatic-focus="false" form:apply-design-mode="false"/>
        <draw:frame presentation:style-name="pr4" draw:text-style-name="P7" draw:layer="layout" svg:width="25.4cm" svg:height="4.005cm" svg:x="0cm" svg:y="0.648cm" presentation:class="title" presentation:user-transformed="true">
          <draw:text-box>
            <text:p text:style-name="P7"><text:span text:style-name="T4">Registro Público Prospectivo </text:span><text:span text:style-name="T4"><text:line-break/></text:span><text:span text:style-name="T4">de Ensaios Clínicos</text:span></text:p>
          </draw:text-box>
        </draw:frame>
        <draw:frame presentation:style-name="pr6" draw:layer="layout" svg:width="22.86cm" svg:height="10.16cm" svg:x="1.27cm" svg:y="5.715cm" presentation:class="outline" presentation:user-transformed="true">
          <draw:text-box>
            <text:list text:style-name="L4">
              <text:list-item>
                <text:p>Recomendação da OMS<text:line-break/><text:line-break/></text:p>
              </text:list-item>
              <text:list-item>
                <text:p>Recomendação da <text:span text:style-name="T2">ICMJE</text:span><text:span text:style-name="T5"><text:line-break/></text:span><text:span text:style-name="T6">International Committee of Medical Journal Editors</text:span></text:p>
              </text:list-item>
            </text:list>
          </draw:text-box>
        </draw:frame>
        <draw:frame draw:style-name="gr3" draw:layer="layout" svg:width="19.908cm" svg:height="3.831cm" svg:x="2.803cm" svg:y="12.922cm">
          <draw:text-box>
            <text:p><text:span text:style-name="T7">The ICMJE member journals will require, as a condition</text:span><text:span text:style-name="T7"><text:line-break/></text:span><text:span text:style-name="T7">of consideration for publication in their journals, registration </text:span><text:span text:style-name="T7"><text:line-break/></text:span><text:span text:style-name="T7">in a public trials registry.</text:span></text:p>
            <text:p><text:a xlink:href="http://www.icmje.org/publishing_10register.html">http://www.icmje.org/publishing_10register.html</text:a></text:p>
          </draw:text-box>
        </draw:frame>
        <draw:frame draw:style-name="gr3" draw:layer="layout" svg:width="18.21cm" svg:height="2.9cm" svg:x="2.803cm" svg:y="7.16cm">
          <draw:text-box>
            <text:p><text:span text:style-name="T7">The registration of all interventional trials is a scientific,</text:span><text:span text:style-name="T7"><text:line-break/></text:span><text:span text:style-name="T7">ethical and moral responsibility.</text:span></text:p>
            <text:p><text:a xlink:href="http://www.who.int/ictrp/en/">http://www.who.int/ictrp/en/</text:a></text:p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>
          <draw:text-box>
            <text:p>ICTRP/WHO</text:p>
          </draw:text-box>
        </draw:frame>
        <draw:frame presentation:style-name="pr8" draw:layer="layout" svg:width="23.495cm" svg:height="13.937cm" svg:x="1.27cm" svg:y="4.445cm" presentation:class="outline" presentation:user-transformed="true">
          <draw:text-box>
            <text:list text:style-name="L4">
              <text:list-item>
                <text:p>International Clinical Trials Registry Platform</text:p>
                <text:list>
                  <text:list-item>
                    <text:p>“registry”: entidade que hospeda registros e assegura sua integridade (repositório)</text:p>
                    <text:list>
                      <text:list-item>
                        <text:p>“A registry is more than its database” (ICTRP FAQ)</text:p>
                      </text:list-item>
                      <text:list-item>
                        <text:p>register = record (registro)</text:p>
                      </text:list-item>
                    </text:list>
                  </text:list-item>
                </text:list>
              </text:list-item>
              <text:list-item>
                <text:p>ICTRP Search Portal</text:p>
              </text:list-item>
              <text:list-item>
                <text:p>WHO Primary registries</text:p>
                <text:list>
                  <text:list-item>
                    <text:p>Repositórios Primários, homologados para fornecer registros para o <text:line-break/>ICTRP Search Por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>
          <draw:text-box>
            <text:p>UTN: Universal Trial Number</text:p>
          </draw:text-box>
        </draw:frame>
        <draw:frame presentation:style-name="pr8" draw:layer="layout" svg:width="23.495cm" svg:height="13.501cm" svg:x="1.27cm" svg:y="4.445cm" presentation:class="outline" presentation:user-transformed="true">
          <draw:text-box>
            <text:list text:style-name="L4">
              <text:list-item>
                <text:p>Número emitido pela OMS para identificar ensaios clínicos e evitar registros duplicados</text:p>
              </text:list-item>
              <text:list-item>
                <text:p>Pode ser solicitado por qualquer pessoa que tenha um e-mail</text:p>
              </text:list-item>
              <text:list-item>
                <text:p>Deve ser solicitado pelo pesquisador principal assim que o protocolo for esboçado, ou mesmo antes</text:p>
              </text:list-item>
              <text:list-item>
                <text:p>Deve ser usado sempre que o ensaio for cadastrado em um repositório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fiocruz-2009-10" presentation:presentation-page-layout-name="AL4T3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Registros Primários</text:p>
          </draw:text-box>
        </draw:frame>
        <draw:frame presentation:style-name="pr9" draw:text-style-name="P8" draw:layer="layout" svg:width="11.155cm" svg:height="23.821cm" svg:x="1.27cm" svg:y="4.245cm" presentation:class="outline" presentation:user-transformed="true">
          <draw:text-box>
            <text:list text:style-name="L4">
              <text:list-item>
                <text:p text:style-name="P8"><text:span text:style-name="T5">Australian New Zealand Clinical Trials Registry (ANZCTR)</text:span></text:p>
              </text:list-item>
              <text:list-item>
                <text:p text:style-name="P8"><text:span text:style-name="T5">Chinese Clinical Trial Register (ChiCTR)</text:span></text:p>
              </text:list-item>
              <text:list-item>
                <text:p text:style-name="P8"><text:span text:style-name="T5">Clinical Trials Registry - India (CTRI)</text:span></text:p>
              </text:list-item>
              <text:list-item>
                <text:p text:style-name="P8"><text:span text:style-name="T5">German Clinical Trials Register (DRKS)</text:span></text:p>
              </text:list-item>
              <text:list-item>
                <text:p text:style-name="P8"><text:span text:style-name="T5">Iranian Registry of Clinical Trials (IRCT)</text:span></text:p>
              </text:list-item>
            </text:list>
          </draw:text-box>
        </draw:frame>
        <draw:frame presentation:style-name="pr8" draw:text-style-name="P8" draw:layer="layout" svg:width="11.155cm" svg:height="12.519cm" svg:x="12.983cm" svg:y="4.245cm" presentation:class="outline" presentation:user-transformed="true">
          <draw:text-box>
            <text:list text:style-name="L4">
              <text:list-item>
                <text:p text:style-name="P8"><text:span text:style-name="T5">ISRCTN.org</text:span></text:p>
              </text:list-item>
              <text:list-item>
                <text:p text:style-name="P8"><text:span text:style-name="T5">Japan Primary Registries Network</text:span></text:p>
              </text:list-item>
              <text:list-item>
                <text:p text:style-name="P8"><text:span text:style-name="T5">The Netherlands National Trial Register (NTR)</text:span></text:p>
              </text:list-item>
              <text:list-item>
                <text:p text:style-name="P8"><text:span text:style-name="T5">Pan African Clinical Trial Registry (PACTR)</text:span></text:p>
              </text:list-item>
              <text:list-item>
                <text:p text:style-name="P8"><text:span text:style-name="T5">Sri Lanka Clinical Trials Registry (SLCTR)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-0.001cm" svg:y="7.937cm" presentation:class="title" presentation:user-transformed="true">
          <draw:text-box>
            <text:p>Requisitos da ICTRP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7" presentation:class="page"/>
          <draw:frame presentation:style-name="pr5" draw:text-style-name="P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fiocruz-2009-10" presentation:presentation-page-layout-name="AL3T1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TRDS: Trial Registration Data Set</text:p>
          </draw:text-box>
        </draw:frame>
        <draw:frame draw:style-name="gr3" draw:text-style-name="P10" draw:layer="layout" svg:width="13.11cm" svg:height="14.721cm" svg:x="1.325cm" svg:y="4.029cm">
          <draw:text-box>
            <text:p text:style-name="P10"><text:span text:style-name="T8">1.</text:span><text:span text:style-name="T8"><text:tab/></text:span><text:span text:style-name="T8">Primary Registry and Trial Identifying Number</text:span></text:p>
            <text:p text:style-name="P10"><text:span text:style-name="T8">2.</text:span><text:span text:style-name="T8"><text:tab/></text:span><text:span text:style-name="T8">Date of Registration in Primary Registry</text:span></text:p>
            <text:p text:style-name="P10"><text:span text:style-name="T8">3.</text:span><text:span text:style-name="T8"><text:tab/></text:span><text:span text:style-name="T8">Secondary Identifying Numbers</text:span></text:p>
            <text:p text:style-name="P10"><text:span text:style-name="T8">4.</text:span><text:span text:style-name="T8"><text:tab/></text:span><text:span text:style-name="T8">Source(s) of Monetary or Material Support</text:span></text:p>
            <text:p text:style-name="P10"><text:span text:style-name="T8">5.</text:span><text:span text:style-name="T8"><text:tab/></text:span><text:span text:style-name="T8">Primary Sponsor</text:span></text:p>
            <text:p text:style-name="P10"><text:span text:style-name="T8">6.</text:span><text:span text:style-name="T8"><text:tab/></text:span><text:span text:style-name="T8">Secondary Sponsor(s)</text:span></text:p>
            <text:p text:style-name="P10"><text:span text:style-name="T8">7.</text:span><text:span text:style-name="T8"><text:tab/></text:span><text:span text:style-name="T8">Contact for Public Queries</text:span></text:p>
            <text:p text:style-name="P10"><text:span text:style-name="T8">8.</text:span><text:span text:style-name="T8"><text:tab/></text:span><text:span text:style-name="T8">Contact for Scientific Queries</text:span></text:p>
            <text:p text:style-name="P10"><text:span text:style-name="T8">9.</text:span><text:span text:style-name="T8"><text:tab/></text:span><text:span text:style-name="T8">Public Title</text:span></text:p>
            <text:p text:style-name="P10"><text:span text:style-name="T8">10.</text:span><text:span text:style-name="T8"><text:tab/></text:span><text:span text:style-name="T8">Scientific Title</text:span></text:p>
            <text:p text:style-name="P10"><text:span text:style-name="T8">11.</text:span><text:span text:style-name="T8"><text:tab/></text:span><text:span text:style-name="T8">Countries of Recruitment</text:span></text:p>
            <text:p text:style-name="P10"><text:span text:style-name="T8">12.</text:span><text:span text:style-name="T8"><text:tab/></text:span><text:span text:style-name="T8">Health Condition(s) or Problem(s) Studied</text:span></text:p>
            <text:p text:style-name="P10"><text:span text:style-name="T8">13.</text:span><text:span text:style-name="T8"><text:tab/></text:span><text:span text:style-name="T8">Intervention(s)</text:span></text:p>
            <text:p text:style-name="P10"><text:span text:style-name="T8">14.</text:span><text:span text:style-name="T8"><text:tab/></text:span><text:span text:style-name="T8">Key Inclusion and Exclusion Criteria</text:span></text:p>
            <text:p text:style-name="P10"><text:span text:style-name="T8">15.</text:span><text:span text:style-name="T8"><text:tab/></text:span><text:span text:style-name="T8">Study Type</text:span></text:p>
            <text:p text:style-name="P10"><text:span text:style-name="T8">16.</text:span><text:span text:style-name="T8"><text:tab/></text:span><text:span text:style-name="T8">Date of First Enrollment</text:span></text:p>
            <text:p text:style-name="P10"><text:span text:style-name="T8">17.</text:span><text:span text:style-name="T8"><text:tab/></text:span><text:span text:style-name="T8">Target Sample Size</text:span></text:p>
            <text:p text:style-name="P10"><text:span text:style-name="T8">18.</text:span><text:span text:style-name="T8"><text:tab/></text:span><text:span text:style-name="T8">Recruitment Status</text:span></text:p>
            <text:p text:style-name="P10"><text:span text:style-name="T8">19.</text:span><text:span text:style-name="T8"><text:tab/></text:span><text:span text:style-name="T8">Primary Outcome(s)</text:span></text:p>
            <text:p text:style-name="P10"><text:span text:style-name="T8">20.</text:span><text:span text:style-name="T8"><text:tab/></text:span><text:span text:style-name="T8">Key Secondary Outcomes</text:span></text:p>
          </draw:text-box>
        </draw:frame>
        <draw:frame presentation:style-name="pr8" draw:layer="layout" svg:width="8.755cm" svg:height="12.323cm" svg:x="15.875cm" svg:y="4.045cm" presentation:class="outline" presentation:user-transformed="true">
          <draw:text-box>
            <text:list text:style-name="L4">
              <text:list-item>
                <text:p>Definidos em <text:line-break/>uma reunião convocada <text:line-break/>pela OMS em <text:line-break/>abril de 2004</text:p>
              </text:list-item>
              <text:list-item>
                <text:p>Endossados <text:line-break/>pelo ICMJE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fiocruz-2009-10" presentation:presentation-page-layout-name="AL3T1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TRDS: Trial Registration Data Set</text:p>
          </draw:text-box>
        </draw:frame>
        <draw:frame draw:style-name="gr3" draw:text-style-name="P11" draw:layer="layout" svg:width="20.918cm" svg:height="13.951cm" svg:x="2.24cm" svg:y="4.11cm">
          <draw:text-box>
            <text:p text:style-name="P11"><text:span text:style-name="T9">1.</text:span><text:span text:style-name="T9"><text:tab/></text:span><text:span text:style-name="T9">Primary Registry and Trial Identifying Number</text:span></text:p>
            <text:p text:style-name="P11"><text:span text:style-name="T9">2.</text:span><text:span text:style-name="T9"><text:tab/></text:span><text:span text:style-name="T9">Date of Registration in Primary Registry</text:span></text:p>
            <text:p text:style-name="P11"><text:span text:style-name="T9">3.</text:span><text:span text:style-name="T9"><text:tab/></text:span><text:span text:style-name="T9">Secondary Identifying Numbers</text:span></text:p>
            <text:p text:style-name="P11"><text:span text:style-name="T9">4.</text:span><text:span text:style-name="T9"><text:tab/></text:span><text:span text:style-name="T9">Source(s) of Monetary or Material Support</text:span></text:p>
            <text:p text:style-name="P11"><text:span text:style-name="T9">5.</text:span><text:span text:style-name="T9"><text:tab/></text:span><text:span text:style-name="T9">Primary Sponsor</text:span></text:p>
            <text:p text:style-name="P11"><text:span text:style-name="T9">6.</text:span><text:span text:style-name="T9"><text:tab/></text:span><text:span text:style-name="T9">Secondary Sponsor(s)</text:span></text:p>
            <text:p text:style-name="P11"><text:span text:style-name="T9">7.</text:span><text:span text:style-name="T9"><text:tab/></text:span><text:span text:style-name="T9">Contact for Public Queries</text:span></text:p>
            <text:p text:style-name="P11"><text:span text:style-name="T9">8.</text:span><text:span text:style-name="T9"><text:tab/></text:span><text:span text:style-name="T9">Contact for Scientific Queries</text:span></text:p>
            <text:p text:style-name="P11"><text:span text:style-name="T9">9.</text:span><text:span text:style-name="T9"><text:tab/></text:span><text:span text:style-name="T9">Public Title</text:span></text:p>
            <text:p text:style-name="P11"><text:span text:style-name="T9">10.</text:span><text:span text:style-name="T9"><text:tab/></text:span><text:span text:style-name="T9">Scientific Tit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9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fiocruz-2009-10" presentation:presentation-page-layout-name="AL3T1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TRDS: Trial Registration Data Set</text:p>
          </draw:text-box>
        </draw:frame>
        <draw:frame draw:style-name="gr3" draw:text-style-name="P11" draw:layer="layout" svg:width="19.386cm" svg:height="13.951cm" svg:x="2.24cm" svg:y="4.11cm">
          <draw:text-box>
            <text:p text:style-name="P11"><text:span text:style-name="T9">11.</text:span><text:span text:style-name="T9"><text:tab/></text:span><text:span text:style-name="T9">Countries of Recruitment</text:span></text:p>
            <text:p text:style-name="P11"><text:span text:style-name="T9">12.</text:span><text:span text:style-name="T9"><text:tab/></text:span><text:span text:style-name="T9">Health Condition(s) or Problem(s) Studied</text:span></text:p>
            <text:p text:style-name="P11"><text:span text:style-name="T9">13.</text:span><text:span text:style-name="T9"><text:tab/></text:span><text:span text:style-name="T9">Intervention(s)</text:span></text:p>
            <text:p text:style-name="P11"><text:span text:style-name="T9">14.</text:span><text:span text:style-name="T9"><text:tab/></text:span><text:span text:style-name="T9">Key Inclusion and Exclusion Criteria</text:span></text:p>
            <text:p text:style-name="P11"><text:span text:style-name="T9">15.</text:span><text:span text:style-name="T9"><text:tab/></text:span><text:span text:style-name="T9">Study Type</text:span></text:p>
            <text:p text:style-name="P11"><text:span text:style-name="T9">16.</text:span><text:span text:style-name="T9"><text:tab/></text:span><text:span text:style-name="T9">Date of First Enrollment</text:span></text:p>
            <text:p text:style-name="P11"><text:span text:style-name="T9">17.</text:span><text:span text:style-name="T9"><text:tab/></text:span><text:span text:style-name="T9">Target Sample Size</text:span></text:p>
            <text:p text:style-name="P11"><text:span text:style-name="T9">18.</text:span><text:span text:style-name="T9"><text:tab/></text:span><text:span text:style-name="T9">Recruitment Status</text:span></text:p>
            <text:p text:style-name="P11"><text:span text:style-name="T9">19.</text:span><text:span text:style-name="T9"><text:tab/></text:span><text:span text:style-name="T9">Primary Outcome(s)</text:span></text:p>
            <text:p text:style-name="P11"><text:span text:style-name="T9">20.</text:span><text:span text:style-name="T9"><text:tab/></text:span><text:span text:style-name="T9">Key Secondary Outcom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0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>
          <draw:text-box>
            <text:p>ICTRP Best Practices</text:p>
          </draw:text-box>
        </draw:frame>
        <draw:frame presentation:style-name="pr8" draw:layer="layout" svg:width="22.86cm" svg:height="13.405cm" svg:x="1.27cm" svg:y="4.445cm" presentation:class="outline" presentation:user-transformed="true">
          <draw:text-box>
            <text:list text:style-name="L4">
              <text:list-item>
                <text:p>Melhores práticas compiladas pela equipe da ICTRP/WHO e gestores dos repositórios primários</text:p>
              </text:list-item>
              <text:list-item>
                <text:p>Tratam principalmente de padrões de dados e procedimentos para validação de registros</text:p>
              </text:list-item>
              <text:list-item>
                <text:p>16 documentos (em outubro/2009)</text:p>
                <text:list>
                  <text:list-item>
                    <text:p>11 finalizados (<text:span text:style-name="T10">agreed</text:span>)</text:p>
                  </text:list-item>
                  <text:list-item>
                    <text:p>5 esboçados (<text:span text:style-name="T10">draft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0cm" svg:y="7.937cm" presentation:class="title" presentation:user-transformed="true">
          <draw:text-box>
            <text:p>Projeto REBRAC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2" presentation:class="page"/>
          <draw:frame presentation:style-name="pr5" draw:text-style-name="P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>
          <draw:text-box>
            <text:p>Características</text:p>
          </draw:text-box>
        </draw:frame>
        <draw:frame presentation:style-name="pr8" draw:layer="layout" svg:width="22.86cm" svg:height="12.323cm" svg:x="1.27cm" svg:y="4.445cm" presentation:class="outline">
          <draw:text-box>
            <text:list text:style-name="L4">
              <text:list-item>
                <text:p>Primeiro repositório de ensaios clínicos desenvolvido de forma aberta após a publicação dos padrões da ICTRP</text:p>
              </text:list-item>
              <text:list-item>
                <text:p>Aderente aos padrões e melhores práticas da ICTRP</text:p>
              </text:list-item>
              <text:list-item>
                <text:p>Aplicação internacionalizada: suporte a vários idiomas na interface e no conteúdo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3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>
          <draw:text-box>
            <text:p>Etapas</text:p>
          </draw:text-box>
        </draw:frame>
        <draw:frame presentation:style-name="pr8" draw:layer="layout" svg:width="22.86cm" svg:height="12.323cm" svg:x="1.27cm" svg:y="4.445cm" presentation:class="outline">
          <draw:text-box>
            <text:list text:style-name="L4">
              <text:list-item>
                <text:p>Agosto de 2009 a fevereiro de 2010</text:p>
                <text:list>
                  <text:list-item>
                    <text:p>Desenvolvimento da aplicação (BIREME)</text:p>
                  </text:list-item>
                  <text:list-item>
                    <text:p>Configuração dos ambientes de homologação e produção (BIREME)</text:p>
                  </text:list-item>
                </text:list>
              </text:list-item>
              <text:list-item>
                <text:p>Fevereiro a Julho de 2010</text:p>
                <text:list>
                  <text:list-item>
                    <text:p>Operação assistida (Fiocruz + BIREME)</text:p>
                  </text:list-item>
                </text:list>
              </text:list-item>
              <text:list-item>
                <text:p>A partir de agosto de 2010</text:p>
                <text:list>
                  <text:list-item>
                    <text:p>Operação permanente (Fiocruz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4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>
          <draw:text-box>
            <text:p>Metodologia e Tecnologia</text:p>
          </draw:text-box>
        </draw:frame>
        <draw:frame presentation:style-name="pr8" draw:layer="layout" svg:width="24.765cm" svg:height="12.795cm" svg:x="0.635cm" svg:y="4.445cm" presentation:class="outline" presentation:user-transformed="true">
          <draw:text-box>
            <text:list text:style-name="L4">
              <text:list-item>
                <text:p>Metodologia de desenvolvimento ágil</text:p>
                <text:list>
                  <text:list-item>
                    <text:p>Wiki, lista de discussão, reuniões periódicas</text:p>
                  </text:list-item>
                </text:list>
              </text:list-item>
              <text:list-item>
                <text:p>Arquitetura Web</text:p>
              </text:list-item>
              <text:list-item>
                <text:p>Desenvolvimento em repositório aberto</text:p>
                <text:list>
                  <text:list-item>
                    <text:p>Código distribuído sob licença LGPL</text:p>
                  </text:list-item>
                </text:list>
              </text:list-item>
              <text:list-item>
                <text:p>Plataforma LAMP</text:p>
                <text:list>
                  <text:list-item>
                    <text:p>Linux, Apache, MySQL, Python</text:p>
                  </text:list-item>
                </text:list>
              </text:list-item>
              <text:list-item>
                <text:p>Framework Djan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5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>
          <draw:text-box>
            <text:p>Pauta para a reunião de out/2009</text:p>
          </draw:text-box>
        </draw:frame>
        <draw:frame presentation:style-name="pr8" draw:layer="layout" svg:width="22.86cm" svg:height="14.298cm" svg:x="1.27cm" svg:y="4.445cm" presentation:class="outline" presentation:user-transformed="true">
          <draw:text-box>
            <text:list text:style-name="L4">
              <text:list-item>
                <text:p>Demonstração do status da plataforma</text:p>
                <text:list>
                  <text:list-item>
                    <text:p>milestone 0.6</text:p>
                  </text:list-item>
                </text:list>
              </text:list-item>
              <text:list-item>
                <text:p>Análise das <text:span text:style-name="T10">Best Practices</text:span> da ICTRP</text:p>
              </text:list-item>
              <text:list-item>
                <text:p>Revisão: campos do TRDS</text:p>
                <text:list>
                  <text:list-item>
                    <text:p>decisão sobre vocabulários controlados</text:p>
                  </text:list-item>
                </text:list>
              </text:list-item>
              <text:list-item>
                <text:p>Revisão: papéis de usuários e user stories</text:p>
              </text:list-item>
              <text:list-item>
                <text:p>Integração <text:span text:style-name="T5">CONEP</text:span> / Plataforma Brasil</text:p>
                <text:list>
                  <text:list-item>
                    <text:p>Interoperabilidade, vocabulários</text:p>
                  </text:list-item>
                </text:list>
              </text:list-item>
              <text:list-item>
                <text:p>Discussão do workflow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6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Workflow: fluxo de revisão</text:p>
          </draw:text-box>
        </draw:frame>
        <draw:g>
          <draw:custom-shape draw:style-name="gr5" draw:text-style-name="P12" draw:layer="layout" svg:width="22.139cm" svg:height="3.614cm" svg:x="1.455cm" svg:y="12.89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22.139cm" svg:height="3.76cm" svg:x="1.455cm" svg:y="8.76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22.139cm" svg:height="3.393cm" svg:x="1.456cm" svg:y="5.0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3" draw:id="id1" draw:layer="layout" svg:width="4.812cm" svg:height="2.434cm" svg:x="9.495cm" svg:y="5.374cm">
            <text:p text:style-name="P12"><text:span text:style-name="T11">draf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3" draw:id="id2" draw:layer="layout" svg:width="4.812cm" svg:height="2.434cm" svg:x="9.495cm" svg:y="9.522cm">
            <text:p text:style-name="P12"><text:span text:style-name="T11">pend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3" draw:id="id3" draw:layer="layout" svg:width="4.813cm" svg:height="2.434cm" svg:x="2.757cm" svg:y="9.522cm">
            <text:p text:style-name="P12"><text:span text:style-name="T11">rejec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3" draw:id="id4" draw:layer="layout" svg:width="4.812cm" svg:height="2.434cm" svg:x="9.495cm" svg:y="13.56cm">
            <text:p text:style-name="P12"><text:span text:style-name="T11">approv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3" draw:id="id7" draw:layer="layout" svg:width="4.813cm" svg:height="2.434cm" svg:x="17.195cm" svg:y="5.374cm">
            <text:p text:style-name="P12"><text:span text:style-name="T11">star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3" draw:id="id5" draw:layer="layout" svg:width="4.813cm" svg:height="2.434cm" svg:x="17.195cm" svg:y="9.522cm">
            <text:p text:style-name="P12"><text:span text:style-name="T11">submit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3" draw:id="id6" draw:layer="layout" svg:width="4.813cm" svg:height="2.434cm" svg:x="17.195cm" svg:y="13.56cm">
            <text:p text:style-name="P12"><text:span text:style-name="T11">publish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2" draw:layer="layout" draw:type="curve" svg:x1="11.901cm" svg:y1="7.808cm" svg:x2="11.9cm" svg:y2="9.522cm" draw:start-shape="id1" draw:end-shape="id2" draw:end-glue-point="4" svg:d="m11901 7808c0 1285-1 429-1 1714">
            <text:p/>
          </draw:connector>
          <draw:connector draw:style-name="gr13" draw:text-style-name="P12" draw:layer="layout" draw:type="curve" svg:x1="9.495cm" svg:y1="10.738cm" svg:x2="7.57cm" svg:y2="10.739cm" draw:start-shape="id2" draw:start-glue-point="6" draw:end-shape="id3" svg:d="m9495 10738c-1444 0-482 1-1925 1">
            <text:p/>
          </draw:connector>
          <draw:connector draw:style-name="gr14" draw:text-style-name="P12" draw:layer="layout" draw:type="curve" svg:x1="11.9cm" svg:y1="11.956cm" svg:x2="11.9cm" svg:y2="13.56cm" draw:start-shape="id2" draw:start-glue-point="8" draw:end-shape="id4" draw:end-glue-point="4" svg:d="m11900 11956v1604">
            <text:p/>
          </draw:connector>
          <draw:connector draw:style-name="gr14" draw:text-style-name="P12" draw:layer="layout" draw:type="curve" svg:x1="19.6cm" svg:y1="11.956cm" svg:x2="19.6cm" svg:y2="13.56cm" draw:start-shape="id5" draw:start-glue-point="8" draw:end-shape="id6" draw:end-glue-point="4" svg:d="m19600 11956v1604">
            <text:p/>
          </draw:connector>
          <draw:connector draw:style-name="gr13" draw:text-style-name="P12" draw:layer="layout" draw:type="curve" svg:x1="5.162cm" svg:y1="9.522cm" svg:x2="9.495cm" svg:y2="6.59cm" draw:start-shape="id3" draw:start-glue-point="4" draw:end-shape="id1" draw:end-glue-point="6" svg:d="m5162 9522c0-1955 1444-2932 4333-2932">
            <text:p/>
          </draw:connector>
          <draw:connector draw:style-name="gr14" draw:text-style-name="P12" draw:layer="layout" draw:type="curve" svg:x1="19.6cm" svg:y1="7.808cm" svg:x2="19.6cm" svg:y2="9.522cm" draw:start-shape="id7" draw:start-glue-point="8" draw:end-shape="id5" draw:end-glue-point="4" svg:d="m19600 7808v1714">
            <text:p/>
          </draw:connector>
        </draw:g>
        <draw:line draw:style-name="gr15" draw:layer="layout" svg:x1="15.875cm" svg:y1="3.81cm" svg:x2="15.875cm" svg:y2="17.145cm">
          <text:p/>
        </draw:line>
        <draw:frame draw:style-name="gr3" draw:layer="layout" svg:width="10.429cm" svg:height="1.013cm" svg:x="3.745cm" svg:y="3.905cm">
          <draw:text-box>
            <text:p>Registro de ensaio em cada idioma</text:p>
          </draw:text-box>
        </draw:frame>
        <draw:frame draw:style-name="gr16" draw:layer="layout" svg:width="6.35cm" svg:height="1.013cm" svg:x="16.91cm" svg:y="3.905cm">
          <draw:text-box>
            <text:p>Registro completo</text:p>
          </draw:text-box>
        </draw:frame>
        <presentation:notes draw:style-name="dp2">
          <draw:page-thumbnail draw:style-name="gr4" draw:layer="layout" svg:width="12.7cm" svg:height="9.526cm" svg:x="3.175cm" svg:y="1.904cm" draw:page-number="17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500000003C03D686775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ocruz-2009-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fiocruz-2009-10-backgroundobjects" style:family="presentation">
      <style:graphic-properties draw:shadow="hidden" draw:shadow-offset-x="0.3cm" draw:shadow-offset-y="0.3cm" draw:shadow-color="#808080">
        <text:list-style style:name="fiocruz-2009-10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fiocruz-2009-10-notes" style:family="presentation">
      <style:graphic-properties draw:stroke="none" draw:fill="none">
        <text:list-style style:name="fiocruz-2009-10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iocruz-2009-10-outline1" style:family="presentation">
      <style:graphic-properties draw:stroke="none" draw:fill="none">
        <text:list-style style:name="fiocruz-2009-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outline2" style:family="presentation" style:parent-style-name="fiocruz-2009-10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fiocruz-2009-10-outline3" style:family="presentation" style:parent-style-name="fiocruz-2009-10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fiocruz-2009-10-outline4" style:family="presentation" style:parent-style-name="fiocruz-2009-10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5" style:family="presentation" style:parent-style-name="fiocruz-2009-10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6" style:family="presentation" style:parent-style-name="fiocruz-2009-10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7" style:family="presentation" style:parent-style-name="fiocruz-2009-10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8" style:family="presentation" style:parent-style-name="fiocruz-2009-10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9" style:family="presentation" style:parent-style-name="fiocruz-2009-10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subtitle" style:family="presentation">
      <style:graphic-properties draw:stroke="none" draw:fill="none" draw:textarea-vertical-align="middle">
        <text:list-style style:name="fiocruz-2009-10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title" style:family="presentation">
      <style:graphic-properties draw:stroke="none" draw:fill="none" draw:textarea-vertical-align="middle">
        <text:list-style style:name="fiocruz-2009-10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44pt" fo:font-style="normal" fo:text-shadow="1pt 1pt" style:text-underline-style="none" fo:font-weight="bold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iocruz-2009-10-title">
      <style:graphic-properties draw:stroke="none" draw:fill="none" draw:fill-color="#bbe0e3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fiocruz-2009-10-outline1">
      <style:graphic-properties draw:stroke="none" draw:fill="none" draw:fill-color="#bbe0e3" draw:textarea-horizontal-align="justify" draw:textarea-vertical-align="top" draw:auto-grow-height="fals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fiocruz-2009-10-backgroundobjects">
      <style:graphic-properties draw:stroke="none" draw:fill="solid" draw:fill-color="#ffffff" draw:textarea-horizontal-align="justify" draw:textarea-vertical-align="middle" draw:auto-grow-height="false"/>
    </style:style>
    <style:style style:name="Mpr5" style:family="presentation" style:parent-style-name="fiocruz-2009-10-backgroundobjects">
      <style:graphic-properties draw:stroke="none" draw:fill="none" draw:fill-color="#ffffff" draw:auto-grow-height="false" fo:min-height="1.325cm"/>
    </style:style>
    <style:style style:name="Mpr6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iocruz-2009-10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5.715cm" fo:margin-right="0cm" fo:text-indent="-0.635cm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fo:font-family="'Nimbus Sans L'" style:font-family-generic="swiss" style:font-pitch="variable" fo:font-size="14pt" fo:language="pt" fo:country="BR" style:font-size-asian="14pt" style:font-size-complex="14pt"/>
    </style:style>
    <style:style style:name="MT4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fiocruz-2009-10" style:page-layout-name="PM1" draw:style-name="Mdp1">
      <office:forms form:automatic-focus="false" form:apply-design-mode="false"/>
      <draw:frame presentation:style-name="Mpr1" draw:text-style-name="MP4" draw:layer="backgroundobjects" svg:width="25.4cm" svg:height="3.176cm" svg:x="0cm" svg:y="0.762cm" presentation:class="title">
        <draw:text-box>
          <text:p text:style-name="MP3">Click to edit the title text format</text:p>
        </draw:text-box>
      </draw:frame>
      <draw:frame presentation:style-name="Mpr2" draw:text-style-name="MP6" draw:layer="backgroundobjects" svg:width="22.86cm" svg:height="12.573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Ninth Outline Level</text:p>
        </draw:text-box>
      </draw:frame>
      <draw:frame presentation:style-name="Mpr3" draw:text-style-name="MP7" draw:layer="backgroundobjects" svg:width="5.927cm" svg:height="1.324cm" svg:x="13.758cm" svg:y="17.145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9" draw:layer="backgroundobjects" svg:width="5.927cm" svg:height="1.324cm" svg:x="0.635cm" svg:y="17.78cm" presentation:class="page-number">
        <draw:text-box>
          <text:p text:style-name="MP8"><text:span text:style-name="MT3"><text:page-number>&lt;número&gt;</text:page-number></text:span></text:p>
        </draw:text-box>
      </draw:frame>
      <draw:custom-shape presentation:style-name="Mpr4" draw:layer="backgroundobjects" svg:width="4.445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8.044cm" svg:height="1.324cm" svg:x="10.795cm" svg:y="17.726cm" presentation:class="footer">
        <draw:text-box>
          <text:p text:style-name="MP3"><presentation:footer/></text:p>
        </draw:text-box>
      </draw:frame>
      <presentation:notes style:page-layout-name="PM0">
        <office:forms form:automatic-focus="false" form:apply-design-mode="false"/>
        <draw:rect draw:style-name="Mgr3" draw:text-style-name="MP10" draw:layer="backgroundobjects" svg:width="19.05cm" svg:height="25.4cm" svg:x="0cm" svg:y="0cm">
          <text:p/>
        </draw:rect>
        <draw:frame presentation:style-name="Mpr6" draw:text-style-name="MP7" draw:layer="backgroundobjects" svg:width="8.255cm" svg:height="1.271cm" svg:x="-0.001cm" svg:y="0cm" presentation:class="header">
          <draw:text-box>
            <text:p text:style-name="MP4"><text:span text:style-name="MT4"><presentation:header/></text:span></text:p>
          </draw:text-box>
        </draw:frame>
        <draw:frame presentation:style-name="Mpr6" draw:text-style-name="MP9" draw:layer="backgroundobjects" svg:width="8.255cm" svg:height="1.271cm" svg:x="10.79cm" svg:y="0cm" presentation:class="date-time">
          <draw:text-box>
            <text:p text:style-name="MP11"><text:span text:style-name="MT4"><presentation:date-time/></text:span></text:p>
          </draw:text-box>
        </draw:frame>
        <draw:page-thumbnail presentation:style-name="fiocruz-2009-10-title" draw:layer="backgroundobjects" svg:width="12.7cm" svg:height="9.526cm" svg:x="3.175cm" svg:y="1.904cm" presentation:class="page"/>
        <draw:frame presentation:style-name="fiocruz-2009-10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5cm" presentation:class="footer">
          <draw:text-box>
            <text:p text:style-name="MP4"><text:span text:style-name="MT4"><presentation:footer/></text:span></text:p>
          </draw:text-box>
        </draw:frame>
        <draw:frame presentation:style-name="Mpr7" draw:text-style-name="MP9" draw:layer="backgroundobjects" svg:width="8.255cm" svg:height="1.271cm" svg:x="10.79cm" svg:y="24.125cm" presentation:class="page-number">
          <draw:text-box>
            <text:p text:style-name="MP11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dc:title>Slide 1</dc:title>
    <meta:creation-date>2009-10-21T23:55:19</meta:creation-date>
    <meta:editing-cycles>11</meta:editing-cycles>
    <meta:editing-duration>PT02H50M21S</meta:editing-duration>
    <dc:date>2009-10-22T02:45:35</dc:date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